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steam turbine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hydro turbine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7"/>
          <table:table-cell office:value-type="string" calcext:value-type="string">
            <text:p>Ethanol chain</text:p>
          </table:table-cell>
          <table:table-cell/>
          <table:table-cell office:value-type="string" calcext:value-type="string">
            <text:p>honey:ethanol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Pressurized Water</text:p>
          </table:table-cell>
          <table:table-cell office:value-type="string" calcext:value-type="string">
            <text:p>Pressurized water from steam energy</text:p>
          </table:table-cell>
          <table:table-cell office:value-type="string" calcext:value-type="string">
            <text:p>Ethanol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10]/[.I9]" office:value-type="float" office:value="1.5" calcext:value-type="float">
            <text:p>1.5</text:p>
          </table:table-cell>
          <table:table-cell table:formula="of:=[.J10]/[.J9]" office:value-type="float" office:value="1" calcext:value-type="float">
            <text:p>1</text:p>
          </table:table-cell>
          <table:table-cell table:formula="of:=[.K10]/[.K9]" office:value-type="float" office:value="0.15" calcext:value-type="float">
            <text:p>0.15</text:p>
          </table:table-cell>
          <table:table-cell table:formula="of:=[.L10]/[.L9]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B2]*[.C2]" office:value-type="float" office:value="0.8836" calcext:value-type="float">
            <text:p>0.8836</text:p>
          </table:table-cell>
          <table:table-cell table:formula="of:=[.A2]*[.B2]*[.C2]" office:value-type="float" office:value="0.75106" calcext:value-type="float">
            <text:p>0.75106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string" calcext:value-type="string">
            <text:p>inputMB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utputMB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</text:p>
          </table:table-cell>
          <table:table-cell table:number-columns-repeated="6"/>
          <table:table-cell office:value-type="string" calcext:value-type="string">
            <text:p>EU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10500" calcext:value-type="float">
            <text:p>10500</text:p>
          </table:table-cell>
          <table:table-cell office:value-type="float" office:value="192000" calcext:value-type="float">
            <text:p>192000</text:p>
          </table:table-cell>
          <table:table-cell table:number-columns-repeated="2"/>
        </table:table-row>
        <table:table-row table:style-name="ro1">
          <table:table-cell table:style-name="ce1" office:value-type="float" office:value="10368000" calcext:value-type="float">
            <text:p>10,368,000</text:p>
          </table:table-cell>
          <table:table-cell table:number-columns-repeated="7"/>
          <table:table-cell table:formula="of:=1000/[.I8]" office:value-type="float" office:value="666.666666666667" calcext:value-type="float">
            <text:p>666.666666666667</text:p>
          </table:table-cell>
          <table:table-cell table:formula="of:=1000/[.J8]" office:value-type="float" office:value="1000" calcext:value-type="float">
            <text:p>1000</text:p>
          </table:table-cell>
          <table:table-cell table:formula="of:=1000/[.K8]" office:value-type="float" office:value="6666.66666666667" calcext:value-type="float">
            <text:p>6666.6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fficiency</text:p>
          </table:table-cell>
          <table:table-cell table:formula="of:=([.L11]-[.L14])/[.L11]"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MB:EU ratio</text:p>
          </table:table-cell>
          <table:table-cell table:number-columns-repeated="6"/>
          <table:table-cell office:value-type="string" calcext:value-type="string">
            <text:p>total EU</text:p>
          </table:table-cell>
          <table:table-cell table:formula="of:=[.I13]*[.I11]" office:value-type="float" office:value="25200" calcext:value-type="float">
            <text:p>25200</text:p>
          </table:table-cell>
          <table:table-cell table:formula="of:=[.J13]*[.J11]" office:value-type="float" office:value="3000" calcext:value-type="float">
            <text:p>3000</text:p>
          </table:table-cell>
          <table:table-cell table:formula="of:=[.K13]*[.K11]" office:value-type="float" office:value="63000" calcext:value-type="float">
            <text:p>63000</text:p>
          </table:table-cell>
          <table:table-cell table:formula="of:=SUM([.I14:.K14])" office:value-type="float" office:value="91200" calcext:value-type="float">
            <text:p>91200</text:p>
          </table:table-cell>
          <table:table-cell table:number-columns-repeated="2"/>
        </table:table-row>
        <table:table-row table:style-name="ro1">
          <table:table-cell table:style-name="ce2" office:value-type="float" office:value="0.5" calcext:value-type="float">
            <text:p>0.50</text:p>
          </table:table-cell>
          <table:table-cell table:number-columns-repeated="2" table:style-name="ce2" office:value-type="float" office:value="1" calcext:value-type="float">
            <text:p>1.00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torage in EU</text:p>
          </table:table-cell>
          <table:table-cell table:number-columns-repeated="13"/>
        </table:table-row>
        <table:table-row table:style-name="ro1">
          <table:table-cell table:style-name="ce1" table:formula="of:=[.A15]*[.A12]" office:value-type="float" office:value="5184000" calcext:value-type="float">
            <text:p>5,184,000</text:p>
          </table:table-cell>
          <table:table-cell table:style-name="ce1" table:formula="of:=[.B15]*[.A12]" office:value-type="float" office:value="10368000" calcext:value-type="float">
            <text:p>10,368,000</text:p>
          </table:table-cell>
          <table:table-cell table:style-name="ce1" table:formula="of:=[.C15]*[.A12]" office:value-type="float" office:value="10368000" calcext:value-type="float">
            <text:p>10,368,000</text:p>
          </table:table-cell>
          <table:table-cell table:style-name="ce1" table:formula="of:=[.D15]*[.A12]" office:value-type="float" office:value="1990656000" calcext:value-type="float">
            <text:p>1,990,656,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ergy Cost</text:p>
          </table:table-cell>
          <table:table-cell table:number-columns-repeated="13"/>
        </table:table-row>
        <table:table-row table:style-name="ro1">
          <table:table-cell table:style-name="ce1" table:formula="of:=[.A19]/[.A9]-[.A19]" office:value-type="float" office:value="914823.529411765" calcext:value-type="float">
            <text:p>914,824</text:p>
          </table:table-cell>
          <table:table-cell table:style-name="ce1" table:formula="of:=[.B19]/[.B9]-[.B19]" office:value-type="float" office:value="1365816.20642825" calcext:value-type="float">
            <text:p>1,365,816</text:p>
          </table:table-cell>
          <table:table-cell table:style-name="ce1" table:formula="of:=[.C19]/[.C9]-[.C19]" office:value-type="float" office:value="3436489.65462147" calcext:value-type="float">
            <text:p>3,436,490</text:p>
          </table:table-cell>
          <table:table-cell table:style-name="ce1" table:formula="of:=[.D19]/[.D9]-[.D19]" office:value-type="float" office:value="1801069714.28571" calcext:value-type="float">
            <text:p>1,801,069,71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8:23:43.163400820</meta:creation-date>
    <dc:title>default page</dc:title>
    <meta:editing-duration>PT5H37M18S</meta:editing-duration>
    <meta:editing-cycles>4</meta:editing-cycles>
    <meta:generator>LibreOffice/7.3.7.2$Linux_X86_64 LibreOffice_project/30$Build-2</meta:generator>
    <meta:initial-creator>Zach Lott</meta:initial-creator>
    <dc:date>2023-08-31T01:13:58.546745428</dc:date>
    <dc:creator>Zach Lott</dc:creator>
    <meta:document-statistic meta:table-count="1" meta:cell-count="69" meta:object-count="0"/>
  </office:meta>
</office:document-meta>
</file>